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ce1"/>
        <table:table-row table:style-name="ro2">
          <table:table-cell/>
          <table:table-cell table:style-name="ce2" office:value-type="string" table:number-columns-spanned="6" table:number-rows-spanned="1">
            <text:p>Base</text:p>
          </table:table-cell>
          <table:covered-table-cell table:number-columns-repeated="5"/>
          <table:table-cell table:style-name="ce2" office:value-type="string" table:number-columns-spanned="6" table:number-rows-spanned="1">
            <text:p>Upgrade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office:value-type="string">
            <text:p>Tourelles</text:p>
          </table:table-cell>
          <table:table-cell office:value-type="string">
            <text:p>Prix</text:p>
          </table:table-cell>
          <table:table-cell office:value-type="string">
            <text:p>Degats</text:p>
          </table:table-cell>
          <table:table-cell office:value-type="string">
            <text:p>Vitesse</text:p>
          </table:table-cell>
          <table:table-cell office:value-type="string">
            <text:p>Portee</text:p>
          </table:table-cell>
          <table:table-cell office:value-type="string">
            <text:p>%Ralentissement</text:p>
          </table:table-cell>
          <table:table-cell office:value-type="string">
            <text:p>Rayon explosion</text:p>
          </table:table-cell>
          <table:table-cell office:value-type="string">
            <text:p>Prix</text:p>
          </table:table-cell>
          <table:table-cell office:value-type="string">
            <text:p>Degats</text:p>
          </table:table-cell>
          <table:table-cell office:value-type="string">
            <text:p>Vitesse</text:p>
          </table:table-cell>
          <table:table-cell office:value-type="string">
            <text:p>Portee</text:p>
          </table:table-cell>
          <table:table-cell office:value-type="string">
            <text:p>%Ralentissement</text:p>
          </table:table-cell>
          <table:table-cell office:value-type="string">
            <text:p>Rayon explosion</text:p>
          </table:table-cell>
          <table:table-cell table:number-columns-repeated="3"/>
        </table:table-row>
        <table:table-row table:style-name="ro2">
          <table:table-cell office:value-type="string">
            <text:p>Archer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anon</text:p>
          </table:table-cell>
          <table:table-cell table:number-columns-repeated="2" office:value-type="float" office:value="150">
            <text:p>150</text:p>
          </table:table-cell>
          <table:table-cell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0.5">
            <text:p>0,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age</text:p>
          </table:table-cell>
          <table:table-cell office:value-type="float" office:value="250">
            <text:p>250</text:p>
          </table:table-cell>
          <table:table-cell office:value-type="string">
            <text:p>30/s</text:p>
          </table:table-cell>
          <table:table-cell/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40/s</text:p>
          </table:table-cell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"/>
          <table:table-cell table:number-columns-repeated="5"/>
          <table:table-cell table:style-name="ce2"/>
          <table:table-cell table:number-columns-repeated="8"/>
        </table:table-row>
        <table:table-row table:style-name="ro2">
          <table:table-cell office:value-type="string">
            <text:p>Ennemis</text:p>
          </table:table-cell>
          <table:table-cell office:value-type="string">
            <text:p>Vie</text:p>
          </table:table-cell>
          <table:table-cell office:value-type="string">
            <text:p>Vitesse</text:p>
          </table:table-cell>
          <table:table-cell office:value-type="string">
            <text:p>Gain</text:p>
          </table:table-cell>
          <table:table-cell table:number-columns-repeated="12"/>
        </table:table-row>
        <table:table-row table:style-name="ro2">
          <table:table-cell office:value-type="string">
            <text:p>Goblin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2">
          <table:table-cell office:value-type="string">
            <text:p>Orc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12"/>
        </table:table-row>
        <table:table-row table:style-name="ro2" table:number-rows-repeated="3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8">08/04/2021</text:date>, <text:time>09:5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50S</meta:editing-duration>
    <meta:editing-cycles>5</meta:editing-cycles>
    <meta:generator>OpenOffice/4.1.9$Win32 OpenOffice.org_project/419m1$Build-9805</meta:generator>
    <dc:date>2021-04-08T09:50:39.38</dc:date>
    <dc:creator>Antoine FISSE</dc:creator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